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Cumberland AMT" svg:font-family="'Cumberland AMT'"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Ubuntu Mono" fo:font-size="10.3999996185303pt" officeooo:rsid="000cf1e2" officeooo:paragraph-rsid="000cf1e2"/>
    </style:style>
    <style:style style:name="P2" style:family="paragraph" style:parent-style-name="Preformatted_20_Text">
      <style:text-properties style:font-name="Ubuntu Mono" fo:font-size="10.3999996185303pt" officeooo:rsid="0010dfd3" officeooo:paragraph-rsid="0010dfd3"/>
    </style:style>
    <style:style style:name="P3" style:family="paragraph" style:parent-style-name="Preformatted_20_Text">
      <style:text-properties style:font-name="Ubuntu Mono" fo:font-size="10.3999996185303pt" officeooo:rsid="00139460" officeooo:paragraph-rsid="00139460"/>
    </style:style>
    <style:style style:name="P4" style:family="paragraph" style:parent-style-name="Preformatted_20_Text">
      <style:text-properties officeooo:rsid="0011a9f7" officeooo:paragraph-rsid="0011a9f7"/>
    </style:style>
    <style:style style:name="P5" style:family="paragraph" style:parent-style-name="Preformatted_20_Text">
      <style:paragraph-properties fo:margin-top="0in" fo:margin-bottom="0in" loext:contextual-spacing="false" fo:padding="0in" fo:border="none"/>
    </style:style>
    <style:style style:name="P6" style:family="paragraph" style:parent-style-name="Preformatted_20_Text">
      <style:paragraph-properties fo:margin-top="0in" fo:margin-bottom="0in" loext:contextual-spacing="false" fo:padding="0in" fo:border="none"/>
      <style:text-properties style:font-name="Ubuntu Mono" fo:font-size="10.3999996185303pt"/>
    </style:style>
    <style:style style:name="P7" style:family="paragraph" style:parent-style-name="Preformatted_20_Text">
      <style:paragraph-properties fo:margin-top="0in" fo:margin-bottom="0in" loext:contextual-spacing="false" fo:padding="0in" fo:border="none"/>
      <style:text-properties style:font-name="Ubuntu Mono" fo:font-size="10.3999996185303pt" officeooo:rsid="000cf1e2" officeooo:paragraph-rsid="000cf1e2"/>
    </style:style>
    <style:style style:name="P8" style:family="paragraph" style:parent-style-name="Standard">
      <style:text-properties officeooo:rsid="000a7d71" officeooo:paragraph-rsid="000a7d71"/>
    </style:style>
    <style:style style:name="P9" style:family="paragraph" style:parent-style-name="Standard">
      <style:text-properties officeooo:rsid="000c0110" officeooo:paragraph-rsid="000c0110"/>
    </style:style>
    <style:style style:name="P10" style:family="paragraph" style:parent-style-name="Standard">
      <style:text-properties officeooo:rsid="000c0110" officeooo:paragraph-rsid="000e8230"/>
    </style:style>
    <style:style style:name="P11" style:family="paragraph" style:parent-style-name="Standard">
      <style:text-properties officeooo:rsid="000cf1e2" officeooo:paragraph-rsid="000cf1e2"/>
    </style:style>
    <style:style style:name="P12" style:family="paragraph" style:parent-style-name="Standard">
      <style:text-properties officeooo:rsid="000cf1e2" officeooo:paragraph-rsid="000f11b0"/>
    </style:style>
    <style:style style:name="P13" style:family="paragraph" style:parent-style-name="Standard">
      <style:text-properties officeooo:rsid="000e8230" officeooo:paragraph-rsid="000e8230"/>
    </style:style>
    <style:style style:name="P14" style:family="paragraph" style:parent-style-name="Standard">
      <style:text-properties officeooo:rsid="000f11b0" officeooo:paragraph-rsid="000f11b0"/>
    </style:style>
    <style:style style:name="P15" style:family="paragraph" style:parent-style-name="Standard">
      <style:text-properties officeooo:rsid="0010441b" officeooo:paragraph-rsid="0010441b"/>
    </style:style>
    <style:style style:name="P16" style:family="paragraph" style:parent-style-name="Standard">
      <style:text-properties officeooo:rsid="0010dfd3" officeooo:paragraph-rsid="0010dfd3"/>
    </style:style>
    <style:style style:name="P17" style:family="paragraph" style:parent-style-name="Standard">
      <style:text-properties officeooo:paragraph-rsid="0010dfd3"/>
    </style:style>
    <style:style style:name="P18" style:family="paragraph" style:parent-style-name="Standard">
      <style:text-properties officeooo:rsid="0011a9f7" officeooo:paragraph-rsid="0011a9f7"/>
    </style:style>
    <style:style style:name="P19" style:family="paragraph" style:parent-style-name="Standard">
      <style:text-properties officeooo:rsid="00139460" officeooo:paragraph-rsid="00139460"/>
    </style:style>
    <style:style style:name="P20" style:family="paragraph" style:parent-style-name="Standard">
      <style:text-properties officeooo:rsid="00167c22" officeooo:paragraph-rsid="00167c22"/>
    </style:style>
    <style:style style:name="P21" style:family="paragraph" style:parent-style-name="Standard">
      <style:text-properties style:font-name="Ubuntu Mono" fo:font-size="10.3999996185303pt" officeooo:paragraph-rsid="00139460"/>
    </style:style>
    <style:style style:name="P22" style:family="paragraph" style:parent-style-name="Standard">
      <style:text-properties style:font-name="Ubuntu Mono" fo:font-size="10.3999996185303pt" officeooo:rsid="00139460" officeooo:paragraph-rsid="00139460"/>
    </style:style>
    <style:style style:name="P23" style:family="paragraph" style:parent-style-name="Standard">
      <style:paragraph-properties fo:break-before="page"/>
      <style:text-properties officeooo:rsid="000e8230" officeooo:paragraph-rsid="000e8230"/>
    </style:style>
    <style:style style:name="P24" style:family="paragraph" style:parent-style-name="Standard">
      <style:paragraph-properties fo:break-before="page"/>
      <style:text-properties officeooo:rsid="0011a9f7" officeooo:paragraph-rsid="0011a9f7"/>
    </style:style>
    <style:style style:name="P25" style:family="paragraph" style:parent-style-name="Preformatted_20_Text">
      <style:text-properties style:font-name="Ubuntu Mono" fo:font-size="10.3999996185303pt" fo:font-weight="normal" officeooo:rsid="001d713d" officeooo:paragraph-rsid="001d713d" style:font-weight-asian="normal" style:font-weight-complex="normal"/>
    </style:style>
    <style:style style:name="P26" style:family="paragraph" style:parent-style-name="Preformatted_20_Text">
      <style:text-properties officeooo:rsid="0010dfd3" officeooo:paragraph-rsid="0010dfd3"/>
    </style:style>
    <style:style style:name="P27" style:family="paragraph" style:parent-style-name="Preformatted_20_Text">
      <style:text-properties officeooo:rsid="00139460" officeooo:paragraph-rsid="00139460"/>
    </style:style>
    <style:style style:name="P28" style:family="paragraph" style:parent-style-name="Preformatted_20_Text">
      <style:text-properties fo:font-weight="bold" officeooo:rsid="001ce8a4" officeooo:paragraph-rsid="001ce8a4" style:font-weight-asian="bold" style:font-weight-complex="bold"/>
    </style:style>
    <style:style style:name="P29" style:family="paragraph" style:parent-style-name="Preformatted_20_Text">
      <style:text-properties fo:font-weight="normal" officeooo:rsid="001d713d" officeooo:paragraph-rsid="001d713d" style:font-weight-asian="normal" style:font-weight-complex="normal"/>
    </style:style>
    <style:style style:name="P30" style:family="paragraph" style:parent-style-name="Preformatted_20_Text">
      <style:paragraph-properties fo:margin-top="0in" fo:margin-bottom="0in" loext:contextual-spacing="false" fo:padding="0in" fo:border="none"/>
      <style:text-properties style:font-name="Ubuntu Mono" fo:font-size="10.3999996185303pt"/>
    </style:style>
    <style:style style:name="P31" style:family="paragraph" style:parent-style-name="Preformatted_20_Text">
      <style:paragraph-properties fo:break-before="page"/>
      <style:text-properties fo:font-weight="bold" officeooo:rsid="001ce8a4" officeooo:paragraph-rsid="001ce8a4" style:font-weight-asian="bold" style:font-weight-complex="bold"/>
    </style:style>
    <style:style style:name="P32" style:family="paragraph" style:parent-style-name="Standard">
      <style:text-properties officeooo:rsid="0010dfd3" officeooo:paragraph-rsid="0010dfd3"/>
    </style:style>
    <style:style style:name="P33" style:family="paragraph" style:parent-style-name="Standard">
      <style:text-properties style:font-name="Ubuntu Mono" fo:font-size="10.3999996185303pt" officeooo:paragraph-rsid="0010dfd3"/>
    </style:style>
    <style:style style:name="T1" style:family="text">
      <style:text-properties officeooo:rsid="000cf1e2"/>
    </style:style>
    <style:style style:name="T2" style:family="text">
      <style:text-properties officeooo:rsid="000f11b0"/>
    </style:style>
    <style:style style:name="T3" style:family="text">
      <style:text-properties officeooo:rsid="0010441b"/>
    </style:style>
    <style:style style:name="T4" style:family="text">
      <style:text-properties style:font-name="Ubuntu Mono" fo:font-size="10.3999996185303pt"/>
    </style:style>
    <style:style style:name="T5" style:family="text">
      <style:text-properties style:font-name="Ubuntu Mono" fo:font-size="10.3999996185303pt" officeooo:rsid="0010dfd3"/>
    </style:style>
    <style:style style:name="T6" style:family="text">
      <style:text-properties style:text-position="super 58%"/>
    </style:style>
    <style:style style:name="T7"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HPIDB analysis:</text:p>
      <text:p text:style-name="P8"/>
      <text:p text:style-name="P8">I checked the amount of entries in the datafile. ~57000</text:p>
      <text:p text:style-name="P8"/>
      <text:p text:style-name="P10">I then selected only interactions with viruses.</text:p>
      <text:p text:style-name="P10"/>
      <text:p text:style-name="P9">I then sorted the file based on non_duplicated entries (thereby losing the information on which non-human proteins interact with each human protein, but gaining a table listing all the human proteins that have one measured interaction).</text:p>
      <text:p text:style-name="P9"/>
      <text:p text:style-name="P9">I then extracted -for each gene in that table of unique interactions of human proteins with viruses- the database that it was in, and its identifier in that database.</text:p>
      <text:p text:style-name="P9"/>
      <text:p text:style-name="P9">10 genes that were found only in the INTACT database were manually curated. i.e., exported along with identifiers, looked up in the database, and relevant ENS_IDs collected (as well as info on what these genes are). Most were pseudogenes.</text:p>
      <text:p text:style-name="P9">6/10 could be assigned an ENS_ID. The other four could be traced back to removed gene model calls or removed Uniprot entries.</text:p>
      <text:p text:style-name="P9"/>
      <text:p text:style-name="P9">OF those 6, 3 could be given one specific uniprot ID from the Swissprot curated database. (Manual look up via the uniprot ID mapper) This was done. The other 3 were included with the moniker NONSWISSPROT in their Uniprot ID. Note that Uniprot ID was inserted to be consistent with the analysis of VIRHOSTNET2.0 data. </text:p>
      <text:p text:style-name="P9"/>
      <text:p text:style-name="P11">For the genes that had uniprot identifiers, the biomaRt package was used. I limited the lookup to those uniprot IDs, selected only protein_coding genes, and searched for ENSEMBL IDs. This yielded somewhere around ~5300 EnsemblIDS.</text:p>
      <text:p text:style-name="P11"/>
      <text:p text:style-name="P12">The ENSIDS manually looked up for the proteins with INTACT annotations only and those with uniprot annotations translated by biomart were then combined.</text:p>
      <text:p text:style-name="P12"/>
      <text:p text:style-name="P17"><text:span text:style-name="T2">Note that some uniprot accessions map to multiple ensembl IDs. Rather than throwing these data away, we allow mapping to multiple ensembl IDs, and will check upon enrichment whether that is not the reason why enrichment is found. <text:line-break/><text:line-break/>Then, enrichment analysis was performed. About 24% of all human protein coding genes in ENSEMBL was covered by the dataset. (specifically: </text:span><text:bookmark text:name="rstudio_console_output3"/><text:span text:style-name="T4">43.5483870967742% of the positive set genes are present in the dataset, i.e. 27 out of 62 positive set genes.</text:span><text:span text:style-name="T5">)</text:span><text:span text:style-name="T1"> <text:s/>27/62 positive set genes were in the data. That’s about 50%, which is more than the 24% of the full genome.<text:line-break/><text:line-break/>Fisher’s exact test (NOTE: Not yet log transformed)</text:span></text:p>
      <text:p text:style-name="P11"/>
      <text:p text:style-name="P1"><text:bookmark text:name="rstudio_console_output"/>bins <text:s text:c="6"/>pValue sampleEstimate lowerConfidenceInterval upperConfidenceInterval</text:p>
      <text:p text:style-name="P6"><text:s text:c="5"/>0.0008075036 <text:s text:c="6"/>2.466082 <text:s text:c="15"/>1.434247 <text:s text:c="15"/>4.197793</text:p>
      <text:p text:style-name="P6"/>
      <text:p text:style-name="P6"/>
      <text:p text:style-name="P6"/>
      <text:p text:style-name="P6"/>
      <text:p text:style-name="P7">So that’s nice.</text:p>
      <text:p text:style-name="P7"/>
      <text:p text:style-name="P7"/>
      <text:p text:style-name="P11"/>
      <text:p text:style-name="P15">Still to do: Check whether there is also an enrichment in interaction with bacterial proteins!</text:p>
      <text:p text:style-name="P9"/>
      <text:p text:style-name="P23">VirHostNet data analysis</text:p>
      <text:p text:style-name="P13"/>
      <text:p text:style-name="P13">I loaded in the data.</text:p>
      <text:p text:style-name="P13">Since the data was not in a format of Humaninteractor|virusinteractor, but could also be virus:virus, or virus:humaninteractor, I selected for human:virus and virus:human</text:p>
      <text:p text:style-name="P13"/>
      <text:p text:style-name="P13">I flipped the virus:humandata (and all the associated metadata) such that it was in the order human:virus.</text:p>
      <text:p text:style-name="P13"/>
      <text:p text:style-name="P13">Some viral proteins did not have uniprot accessions. I did some filtering on that, but in the end, I was only interested in the human accessions and their translation to ensemblIDs. <text:span text:style-name="T2">If ever I wish to find the viral proteins, I need to look both in uniprot and NCBI databases.</text:span></text:p>
      <text:p text:style-name="P13"/>
      <text:p text:style-name="P14">Again, uniprot accessions mapped to multiple ENSEMBL IDs. We decided to allow this, as it is a small fraction, it is not possible to easily decide what ‘the correct’ mapping is, and throwing away data might also be imprudent. If anything, since the proteins this happens to are not expected to be (more than proportionally) MHC pathway genes, it decreases the odds in favour of enrichment, and makes it more conservative. That is for the enrichment analysis.</text:p>
      <text:p text:style-name="P14"/>
      <text:p text:style-name="P14">In the final classifier, this equates to a ‘benefit of the doubt’ approach, where any EnsemblID that might be related to a viral protein interaction is <text:span text:style-name="T3">allowed a bump in its classifier score. For completeness, upon retrieving the final list of EnsemblIDs, it should be examined which of those received a bump because of viral PPI.</text:span></text:p>
      <text:p text:style-name="P14"/>
      <text:p text:style-name="P16">Then the enrichment analysis. Results (non-log2 as of yet):</text:p>
      <text:p text:style-name="P33"/>
      <text:p text:style-name="P16"/>
      <text:p text:style-name="P26"><text:bookmark text:name="rstudio_console_output2"/><text:s text:c="16"/><text:span text:style-name="T4">bins <text:s text:c="6"/>pValue sampleEstimate lowerConfidenceInterval upperConfidenceInterval</text:span></text:p>
      <text:p text:style-name="P6">4.077119e-07 <text:s text:c="6"/>3.749341 <text:s text:c="15"/>2.204863 <text:s text:c="15"/>6.407771</text:p>
      <text:p text:style-name="P16"/>
      <text:p text:style-name="P16"/>
      <text:p text:style-name="P16"/>
      <text:p text:style-name="P16"/>
      <text:p text:style-name="P16">Very nice enrichment here, but that is because more of the positive set genes are in it (23.4% of all genes is covered, and:</text:p>
      <text:p text:style-name="P2"><text:bookmark text:name="rstudio_console_output6"/>53.2258064516129% of the positive set genes are present in the dataset, i.e. 33 out of 62 positive set genes.</text:p>
      <text:p text:style-name="P2"/>
      <text:p text:style-name="P16"/>
      <text:p text:style-name="P16"/>
      <text:p text:style-name="P14"/>
      <text:p text:style-name="P13"/>
      <text:p text:style-name="P24">Phisto:</text:p>
      <text:p text:style-name="P18"/>
      <text:p text:style-name="P18">strange thing: there are 11 interactions with phages in this data. This:</text:p>
      <text:p text:style-name="P18"/>
      <text:p text:style-name="P4"><text:bookmark text:name="rstudio_console_output1"/><text:s text:c="32"/><text:span text:style-name="T4">Pathogen Taxonomy ID Uniprot ID Pathogen Protein Uniprot ID Human Protein <text:s text:c="2"/>Experimental Method Pubmed ID</text:span></text:p>
      <text:p text:style-name="P5"><text:s/><text:span text:style-name="T4">1: <text:s text:c="9"/>Enterobacteria phage lambda <text:s text:c="6"/>10710 <text:s text:c="4"/>P03040 <text:s text:c="6"/>RCRO_LAMBD <text:s text:c="4"/>P01135 <text:s text:c="3"/>TGFA_HUMAN coimmunoprecipitation <text:s/>10662783</text:span></text:p>
      <text:p text:style-name="P5"><text:s/><text:span text:style-name="T4">2: <text:s text:c="19"/>Corynephage omega <text:s text:c="6"/>10714 <text:s text:c="4"/>P00587 <text:s text:c="7"/>DTX_COROM <text:s text:c="4"/>Q99075 <text:s text:c="2"/>HBEGF_HUMAN x-ray crystallography <text:s text:c="2"/>9659904</text:span></text:p>
      <text:p text:style-name="P5"><text:s/><text:span text:style-name="T4">3: <text:s text:c="17"/>Bacillus phage PBS2 <text:s text:c="6"/>10684 <text:s text:c="4"/>P14739 <text:s text:c="6"/>UNGI_BPPB2 <text:s text:c="4"/>P13051 <text:s text:c="4"/>UNG_HUMAN x-ray crystallography <text:s text:c="2"/>7671300</text:span></text:p>
      <text:p text:style-name="P5"><text:s/><text:span text:style-name="T4">4: <text:s text:c="17"/>Bacillus phage PBS2 <text:s text:c="6"/>10684 <text:s text:c="4"/>P14739 <text:s text:c="6"/>UNGI_BPPB2 <text:s text:c="4"/>E5KTA5 <text:s/>E5KTA5_HUMAN x-ray crystallography <text:s text:c="2"/>7671300</text:span></text:p>
      <text:p text:style-name="P5"><text:s/><text:span text:style-name="T4">5: <text:s text:c="7"/>Clostridium botulinum D phage <text:s text:c="6"/>29342 <text:s text:c="4"/>P15879 <text:s text:c="7"/>ARC3_CBDP <text:s text:c="4"/>P11233 <text:s text:c="3"/>RALA_HUMAN x-ray crystallography <text:s/>15809419</text:span></text:p>
      <text:p text:style-name="P5"><text:s/><text:span text:style-name="T4">6: <text:s text:c="7"/>Clostridium botulinum D phage <text:s text:c="6"/>29342 <text:s text:c="4"/>P15879 <text:s text:c="7"/>ARC3_CBDP <text:s text:c="4"/>P11233 <text:s text:c="3"/>RALA_HUMAN x-ray crystallography <text:s/>16177825</text:span></text:p>
      <text:p text:style-name="P5"><text:s/><text:span text:style-name="T4">7: <text:s text:c="14"/>Clostridium phage c-st <text:s text:c="6"/>12336 <text:s text:c="4"/>Q00901 <text:s text:c="7"/>ARC3_CBCP <text:s text:c="4"/>P11233 <text:s text:c="3"/>RALA_HUMAN <text:s text:c="8"/>gtpase assay* <text:s/>15809419</text:span></text:p>
      <text:p text:style-name="P5"><text:s/><text:span text:style-name="T4">8: Vesicular stomatitis STRAIN SAN JUAN <text:s text:c="6"/>11285 <text:s text:c="4"/>P03519 <text:s text:c="5"/>MATRX_VSIVA <text:s text:c="4"/>P52948 <text:s text:c="2"/>NUP98_HUMAN <text:s text:c="12"/>pull down <text:s/>19745842</text:span></text:p>
      <text:p text:style-name="P5"><text:s/><text:span text:style-name="T4">9: Vesicular stomatitis STRAIN SAN JUAN <text:s text:c="6"/>11285 <text:s text:c="4"/>P03519 <text:s text:c="5"/>MATRX_VSIVA <text:s text:c="4"/>P78406 <text:s text:c="2"/>RAE1L_HUMAN <text:s text:c="12"/>pull down <text:s/>19745842</text:span></text:p>
      <text:p text:style-name="P6">10: Vesicular stomatitis STRAIN SAN JUAN <text:s text:c="6"/>11285 <text:s text:c="4"/>P03519 <text:s text:c="5"/>MATRX_VSIVA <text:s text:c="4"/>Q9BUJ2 <text:s text:c="2"/>HNRL1_HUMAN <text:s text:c="12"/>pull down <text:s/>19745842</text:p>
      <text:p text:style-name="P6">11: <text:s text:c="10"/>Staphylococcus phage 42D.m <text:s text:c="6"/>10715 <text:s text:c="4"/>P15240 <text:s text:c="7"/>SAK_BPP42 <text:s text:c="4"/>P00747 PLMN_HUMAN <text:s text:c="8"/>Other Methods <text:s text:c="2"/>9783753</text:p>
      <text:p text:style-name="P18"/>
      <text:p text:style-name="P20">They were removed from final analysis, as manual checking of the literature entries yielded no mention of phages or tests that could confirm these data.</text:p>
      <text:p text:style-name="P18"/>
      <text:p text:style-name="P19">Phisto was very clean. All Uniprot identifiers, all mapped to ensembl easily.</text:p>
      <text:p text:style-name="P21"/>
      <text:p text:style-name="P6"/>
      <text:p text:style-name="P6"/>
      <text:p text:style-name="P6"/>
      <text:p text:style-name="P6"><text:bookmark text:name="rstudio_console_output4"/>pValue <text:s text:c="12"/>sampleEstimate lowerConfidenceInterval upperConfidenceInterval</text:p>
      <text:p text:style-name="P6">2.196648e-14 <text:s text:c="6"/>7.681448 <text:s text:c="15"/>4.264458 <text:s text:c="15"/>14.55207</text:p>
      <text:p text:style-name="P6"/>
      <text:p text:style-name="P19"/>
      <text:p text:style-name="P19">Thats a huge overrepresentation.<text:line-break/><text:line-break/>Positive set:</text:p>
      <text:p text:style-name="P3"><text:bookmark text:name="rstudio_console_output8"/>74.1935483870968% of the positive set genes are present in the dataset, i.e. 46 out of 62 positive set genes.</text:p>
      <text:p text:style-name="P22"/>
      <text:p text:style-name="P19"/>
      <text:p text:style-name="P3"><text:bookmark text:name="rstudio_console_output7"/>In total, 27.4365970389587% of the genes are covered in this dataset."</text:p>
      <text:p text:style-name="P27"/>
      <text:p text:style-name="P31">Update 4<text:span text:style-name="T6">th</text:span> of august: Union and Intersect enrichments</text:p>
      <text:p text:style-name="P28"/>
      <text:p text:style-name="P29">Union</text:p>
      <text:p text:style-name="P29"/>
      <text:p text:style-name="P25"><text:bookmark text:name="rstudio_console_output9"/>"In total, 28.5682336628349% of the genes are covered in this dataset."</text:p>
      <text:p text:style-name="P6">74.1935483870968% of the positive set genes are present in the dataset, i.e. 46 out of 62 positive set genes.</text:p>
      <text:p text:style-name="P29"/>
      <text:p text:style-name="P25">pValue <text:s text:c="12"/>sampleEstimate lowerConfidenceInterval upperConfidenceInterval</text:p>
      <text:p text:style-name="P6">1.113945e-13 <text:s text:c="6"/>7.260477 <text:s text:c="15"/>4.031222 <text:s text:c="15"/>13.75111</text:p>
      <text:p text:style-name="P29"/>
      <text:p text:style-name="P29"/>
      <text:p text:style-name="P29">Intersect</text:p>
      <text:p text:style-name="P29"/>
      <text:p text:style-name="P25"><text:bookmark text:name="rstudio_console_output11"/>"In total, 20.1100326519658% of the genes are covered in this dataset."</text:p>
      <text:p text:style-name="P6">43.5483870967742% of the positive set genes are present in the dataset, i.e. 27 out of 62 positive set genes.</text:p>
      <text:p text:style-name="P29"/>
      <text:p text:style-name="P29"><text:span text:style-name="T4">pValue <text:s text:c="11"/>sampleEstimate lowerConfidenceInterval upperConfidenceInterval</text:span></text:p>
      <text:p text:style-name="P6">3.76725e-05 <text:s text:c="6"/>3.087482 <text:s text:c="16"/>1.79533 <text:s text:c="15"/>5.256484</text:p>
      <text:p text:style-name="P29"/>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Cumberland AMT" svg:font-family="'Cumberland AMT'"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umberland AMT" style:font-family-asian="'Cumberland AMT'"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0T13:02:54.541635829</meta:creation-date>
    <dc:date>2017-08-04T13:34:54.780527514</dc:date>
    <meta:editing-duration>PT5H29M19S</meta:editing-duration>
    <meta:editing-cycles>5</meta:editing-cycles>
    <meta:generator>LibreOffice/5.1.6.2$Linux_X86_64 LibreOffice_project/10m0$Build-2</meta:generator>
    <meta:document-statistic meta:table-count="0" meta:image-count="0" meta:object-count="0" meta:page-count="4" meta:paragraph-count="59" meta:word-count="1017" meta:character-count="7408" meta:non-whitespace-character-count="5738"/>
  </office:meta>
</office:document-meta>
</file>